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unito Sans" svg:font-family="'Nunito Sans'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5a35" officeooo:paragraph-rsid="00035a35"/>
    </style:style>
    <style:style style:name="P2" style:family="paragraph" style:parent-style-name="Standard">
      <style:text-properties officeooo:paragraph-rsid="000d5ce5"/>
    </style:style>
    <style:style style:name="P3" style:family="paragraph" style:parent-style-name="Standard">
      <style:text-properties officeooo:paragraph-rsid="000dab0d"/>
    </style:style>
    <style:style style:name="T1" style:family="text">
      <style:text-properties officeooo:rsid="00063cd4"/>
    </style:style>
    <style:style style:name="T2" style:family="text">
      <style:text-properties officeooo:rsid="000bc458"/>
    </style:style>
    <style:style style:name="T3" style:family="text">
      <style:text-properties fo:font-variant="normal" fo:text-transform="none" fo:color="#5f625f" style:font-name="Nunito Sans" fo:font-size="13.5pt" fo:letter-spacing="normal" fo:font-style="normal" fo:font-weight="normal"/>
    </style:style>
    <style:style style:name="T4" style:family="text">
      <style:text-properties fo:font-variant="normal" fo:text-transform="none" fo:color="#5f625f" style:font-name="Nunito Sans" fo:font-size="13.5pt" fo:letter-spacing="normal" fo:font-style="normal" fo:font-weight="normal" officeooo:rsid="000da8d1"/>
    </style:style>
    <style:style style:name="T5" style:family="text">
      <style:text-properties fo:font-variant="normal" fo:text-transform="none" fo:color="#5f625f" style:font-name="Nunito Sans" fo:font-size="13.5pt" fo:letter-spacing="normal" fo:font-style="normal" fo:font-weight="normal" officeooo:rsid="00035a35"/>
    </style:style>
    <style:style style:name="T6" style:family="text">
      <style:text-properties fo:font-variant="normal" fo:text-transform="none" fo:color="#5f625f" style:font-name="Nunito Sans" fo:font-size="13.5pt" fo:letter-spacing="normal" fo:font-style="normal" fo:font-weight="normal" officeooo:rsid="00063cd4"/>
    </style:style>
    <style:style style:name="T7" style:family="text">
      <style:text-properties fo:font-variant="normal" fo:text-transform="none" fo:color="#5f625f" style:font-name="Nunito Sans" fo:font-size="13.5pt" fo:letter-spacing="normal" fo:font-style="normal" fo:font-weight="normal" officeooo:rsid="000dab0d"/>
    </style:style>
    <style:style style:name="T8" style:family="text">
      <style:text-properties fo:font-variant="normal" fo:text-transform="none" fo:color="#000000" style:font-name="Nunito Sans" fo:font-size="13pt" fo:letter-spacing="normal" fo:font-style="normal" fo:font-weight="normal" style:font-size-asian="13pt" style:font-size-complex="13pt"/>
    </style:style>
    <style:style style:name="T9" style:family="text">
      <style:text-properties fo:font-variant="normal" fo:text-transform="none" fo:color="#222222" style:font-name="Nunito Sans" fo:font-size="13.5pt" fo:letter-spacing="normal" fo:font-style="normal" fo:font-weight="normal" officeooo:rsid="000dab0d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officeooo:rsid="000dab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faculdade Stroondes funciona da seguinte maneira:</text:p>
      <text:p text:style-name="P1"/>
      <text:p text:style-name="P3"><text:span text:style-name="T2">Vários cursos são ofertados tanto presenciais e a distancia, cada um deles é cursado por nenhum ou vários alunos, e cada aluno cursa apenas um curso, os alunos são identificados por seu código são cadastrados usando seu nome, matrícula e endereço, como nas demais faculdades cada curso tem seu próprio coordenador sendo permitido possuir apenas um, e cada coordenador coordena somente um curso, o mesmo é responsável </text:span><text:span text:style-name="T3"><text:s/></text:span><text:span text:style-name="T8">pela gestão acadêmica do curso</text:span><text:span text:style-name="T3">. </text:span><text:span text:style-name="T4">Para a obtenção de uma das notas a disciplina solicita que seja feito um projeto, </text:span><text:span text:style-name="T5"><text:s/>o aluno </text:span><text:span text:style-name="T4">pode </text:span><text:span text:style-name="T5">participa</text:span><text:span text:style-name="T4">r</text:span><text:span text:style-name="T5"> de nenhum ou vários projetos na disciplina. <text:s/></text:span><text:span text:style-name="T6">Um curso com uma ou várias disciplinas possui um PPC</text:span><text:span text:style-name="T7">(</text:span><text:span text:style-name="T10">Projeto Pedagógico de Curso</text:span><text:span text:style-name="T7"> ) </text:span><text:span text:style-name="T10">instrumento que concentra a concepção do curso</text:span><text:span text:style-name="T9"> </text:span><text:span text:style-name="T10">de graduação</text:span><text:span text:style-name="T7">. </text:span><text:span text:style-name="T6">Nessa faculdade <text:s/>um professor ensina uma ou várias disciplinas, e cada disciplina pode ter um ou vários professores a mesma pertence apenas a um departamento, para ser <text:s/>cursada uma disciplina podem ter ou não pré-requisito. Um professor pode ser fixo ou temporário, cada um tendo suas atribuições específica, tal professor pode ou não ter dependentes.</text:span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unito Sans" svg:font-family="'Nunito Sans'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01:18:54.177000000</meta:creation-date>
    <dc:date>2019-08-17T03:33:09.772000000</dc:date>
    <meta:editing-duration>PT1M19S</meta:editing-duration>
    <meta:editing-cycles>1</meta:editing-cycles>
    <meta:document-statistic meta:table-count="0" meta:image-count="0" meta:object-count="0" meta:page-count="1" meta:paragraph-count="2" meta:word-count="183" meta:character-count="1148" meta:non-whitespace-character-count="962"/>
    <meta:generator>LibreOffice/6.2.3.2$Windows_X86_64 LibreOffice_project/aecc05fe267cc68dde00352a451aa867b3b546ac</meta:generator>
  </office:meta>
</office:document-meta>
</file>